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pr1" style:family="presentation" style:parent-style-name="Midnightblue1-title">
      <style:graphic-properties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Midnightblue-title">
      <style:graphic-properties fo:min-height="0.101cm" loext:decorative="false"/>
      <style:paragraph-properties style:writing-mode="lr-tb"/>
    </style:style>
    <style:style style:name="pr5" style:family="presentation" style:parent-style-name="Midnightblue-outline1">
      <style:graphic-properties fo:min-height="0.101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Midnightblue2-title">
      <style:graphic-properties fo:min-height="0.101cm" loext:decorative="false"/>
      <style:paragraph-properties style:writing-mode="lr-tb"/>
    </style:style>
    <style:style style:name="pr8" style:family="presentation" style:parent-style-name="Midnightblue2-notes">
      <style:graphic-properties draw:fill-color="#ffffff" draw:auto-grow-height="false" fo:min-height="0.101cm" loext:decorative="false"/>
      <style:paragraph-properties style:writing-mode="lr-tb"/>
    </style:style>
    <style:style style:name="co1" style:family="table-column">
      <style:table-column-properties style:column-width="2.622cm" style:use-optimal-column-width="false"/>
    </style:style>
    <style:style style:name="co2" style:family="table-column">
      <style:table-column-properties style:column-width="3.581cm" style:use-optimal-column-width="false"/>
    </style:style>
    <style:style style:name="co3" style:family="table-column">
      <style:table-column-properties style:column-width="3.239cm" style:use-optimal-column-width="false"/>
    </style:style>
    <style:style style:name="ro1" style:family="table-row">
      <style:table-row-properties style:row-height="1.662cm" style:use-optimal-row-height="false"/>
    </style:style>
    <style:style style:name="ro2" style:family="table-row">
      <style:table-row-properties style:row-height="1.026cm" style:use-optimal-row-height="false"/>
    </style:style>
    <style:style style:name="ro3" style:family="table-row">
      <style:table-row-properties style:row-height="1.028cm" style:use-optimal-row-height="false"/>
    </style:style>
    <style:style style:name="ce1" style:family="table-cell">
      <loext:graphic-properties draw:textarea-horizontal-align="center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CPU Scheduling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Mandanta Guru Singa-124140147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CPU Scheduling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Diberikan 5 proses berikut. Soal bersifat unik untuk setiap mahasiswa karena komponen</text:p>
                <text:p>CPU burst diambil dari digit NIM(40147).</text:p>
                <text:p>Definisikan:</text:p>
                <text:p>• d1, d2 , d3 , d4, d5 = 5 digit terakhir NIM Anda (masing-masing 0–9).</text:p>
                <text:p>Sehingga:</text:p>
                <text:p>• P 1 = d1 + 1 = 4 + 1 = 5</text:p>
                <text:p>• P 2 = d2 + 2 = 0 + 2 = 2</text:p>
                <text:p>• P 3 = d3 + 3 = 1 + 3 = 4</text:p>
                <text:p>• P 4 = d4 + 1 = 4 + 1 = 5</text:p>
                <text:p>• P 5 = d5 + 2 = 7 + 2 = 9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CPU Scheduling</text:p>
          </draw:text-box>
        </draw:frame>
        <draw:frame draw:style-name="gr2" draw:layer="layout" svg:width="9.441cm" svg:height="6.793cm" svg:x="0.692cm" svg:y="3.587cm">
          <table:table table:template-name="blue-dark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blue-title">
              <table:table-cell>
                <text:p text:style-name="P2">Proses</text:p>
              </table:table-cell>
              <table:table-cell>
                <text:p text:style-name="P2">Arrival Time</text:p>
              </table:table-cell>
              <table:table-cell>
                <text:p text:style-name="P2">CPU Burst</text:p>
              </table:table-cell>
            </table:table-row>
            <table:table-row table:style-name="ro2" table:default-cell-style-name="blue-banded">
              <table:table-cell>
                <text:p text:style-name="P2">P1</text:p>
              </table:table-cell>
              <table:table-cell table:style-name="ce1">
                <text:p text:style-name="P2">t = 0</text:p>
              </table:table-cell>
              <table:table-cell>
                <text:p text:style-name="P2">5</text:p>
              </table:table-cell>
            </table:table-row>
            <table:table-row table:style-name="ro2" table:default-cell-style-name="blue-normal">
              <table:table-cell>
                <text:p text:style-name="P2">P2</text:p>
              </table:table-cell>
              <table:table-cell>
                <text:p text:style-name="P2">t = 1</text:p>
              </table:table-cell>
              <table:table-cell>
                <text:p text:style-name="P2">2</text:p>
              </table:table-cell>
            </table:table-row>
            <table:table-row table:style-name="ro2" table:default-cell-style-name="blue-banded">
              <table:table-cell>
                <text:p text:style-name="P2">P3</text:p>
              </table:table-cell>
              <table:table-cell>
                <text:p text:style-name="P2">t = 2</text:p>
              </table:table-cell>
              <table:table-cell>
                <text:p text:style-name="P2">4</text:p>
              </table:table-cell>
            </table:table-row>
            <table:table-row table:style-name="ro2" table:default-cell-style-name="blue-normal">
              <table:table-cell>
                <text:p text:style-name="P2">P4</text:p>
              </table:table-cell>
              <table:table-cell>
                <text:p text:style-name="P2">t = 3</text:p>
              </table:table-cell>
              <table:table-cell>
                <text:p text:style-name="P2">5</text:p>
              </table:table-cell>
            </table:table-row>
            <table:table-row table:style-name="ro3" table:default-cell-style-name="blue-banded">
              <table:table-cell>
                <text:p text:style-name="P2">P5</text:p>
              </table:table-cell>
              <table:table-cell>
                <text:p text:style-name="P2">t = 6</text:p>
              </table:table-cell>
              <table:table-cell>
                <text:p text:style-name="P2">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4.5cm" svg:x="7.5cm" svg:y="4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2c3e50"/>
      <style:text-properties fo:color="#ffffff" loext:opacity="100%"/>
    </style:style>
    <style:style style:name="Filled_20_Green" style:display-name="Filled Green" style:family="graphic" style:parent-style-name="Filled">
      <style:graphic-properties draw:fill="solid" draw:fill-color="#1abc9c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 draw:fill="solid" draw:fill-color="#ffffff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2c3e50" draw:fill="solid" draw:fill-color="#ffffff"/>
      <style:text-properties fo:color="#2c3e50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ue-banded" style:family="table-cell" style:parent-style-name="default">
      <loext:graphic-properties draw:fill="solid" draw:fill-color="#b4c7dc"/>
    </style:style>
    <style:style style:name="blue-normal" style:family="table-cell" style:parent-style-name="default">
      <loext:graphic-properties draw:fill="solid" draw:fill-color="#dee6ef"/>
    </style:style>
    <style:style style:name="blue-title" style:family="table-cell" style:parent-style-name="default">
      <loext:graphic-properties draw:fill="solid" draw:fill-color="#5983b0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table:table-template table:name="blue-dark">
      <table:first-row table:style-name="blue-title"/>
      <table:last-row table:style-name="blue-title"/>
      <table:first-column table:style-name="blue-title"/>
      <table:last-column table:style-name="blue-title"/>
      <table:body table:style-name="blue-normal"/>
      <table:odd-rows table:style-name="blue-banded"/>
      <table:odd-columns table:style-name="blue-banded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 draw:auto-grow-height="tru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tru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4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gr5" style:family="graphic" style:parent-style-name="Outlined_20_Green">
      <style:graphic-properties draw:stroke="solid" svg:stroke-width="0.2cm" svg:stroke-color="#1abc9c" draw:marker-start-width="0.51cm" draw:marker-end-width="0.51cm" draw:fill="solid" draw:fill-color="#ffffff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fo:min-height="0.75cm" loext:decorative="false"/>
      <style:paragraph-properties style:writing-mode="lr-tb"/>
    </style:style>
    <style:style style:name="Mpr2" style:family="presentation" style:parent-style-name="Midnightblue-backgroundobjects">
      <style:graphic-properties draw:textarea-vertical-align="middle" fo:min-height="1.25cm" loext:decorative="false"/>
      <style:paragraph-properties style:writing-mode="lr-tb"/>
    </style:style>
    <style:style style:name="Mpr3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fo:min-height="0.75cm" loext:decorative="false"/>
      <style:paragraph-properties style:writing-mode="lr-tb"/>
    </style:style>
    <style:style style:name="Mpr6" style:family="presentation" style:parent-style-name="Midnightblue1-backgroundobjects">
      <style:graphic-properties draw:textarea-vertical-align="middle" fo:min-height="1.5cm" loext:decorative="false"/>
      <style:paragraph-properties style:writing-mode="lr-tb"/>
    </style:style>
    <style:style style:name="Mpr7" style:family="presentation" style:parent-style-name="Midnightblue1-backgroundobjects">
      <style:graphic-properties fo:min-height="1.484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fo:min-height="0.75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fo:min-height="1.5cm" loext:decorative="false"/>
      <style:paragraph-properties style:writing-mode="lr-tb"/>
    </style:style>
    <style:style style:name="Mpr11" style:family="presentation" style:parent-style-name="Midnightblue2-backgroundobjects">
      <style:graphic-properties fo:min-height="1.484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 draw:fill-color="#ffffff"/>
      <style:paragraph-properties fo:text-align="end"/>
    </style:style>
    <style:style style:name="MP11" style:family="paragraph">
      <loext:graphic-properties draw:fill="solid" draw:fill-color="#ffffff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1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2" draw:text-style-name="MP7" draw:layer="backgroundobjects" svg:width="2cm" svg:height="1.25cm" svg:x="25.5cm" svg:y="14.37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3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4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4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5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6" draw:text-style-name="MP7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8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9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0T14:29:44.330127051</meta:creation-date>
    <dc:description>This work is licensed under a Creative Commons 0 License.
It makes use of the works of Jun NOGATA.</dc:description>
    <meta:generator>LibreOffice/25.2.3.2$Linux_X86_64 LibreOffice_project/520$Build-2</meta:generator>
    <dc:title>Midnightblue</dc:title>
    <meta:editing-duration>PT2H31M26S</meta:editing-duration>
    <meta:editing-cycles>2</meta:editing-cycles>
    <dc:date>2026-03-10T17:22:47.615198919</dc:date>
    <meta:document-statistic meta:object-count="65"/>
  </office:meta>
</office:document-meta>
</file>